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83.4pt" svg:height="254.41pt" svg:x="608.83pt" svg:y="23.19pt">
            <loext:p draw:notify-on-update-of-ranges="Sheet1.A2:Sheet1.A29 Sheet1.B1:Sheet1.B1 Sheet1.B2:Sheet1.B29 Sheet1.C1:Sheet1.C1 Sheet1.C2:Sheet1.C29 Sheet1.D1:Sheet1.D1 Sheet1.D2:Sheet1.D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93.23pt" svg:height="254.41pt" svg:x="598.99pt" svg:y="316.01pt">
            <loext:p draw:notify-on-update-of-ranges="Sheet1.A33:Sheet1.A33 Sheet1.A34:Sheet1.A60 Sheet1.B33:Sheet1.B33 Sheet1.B34:Sheet1.B60 Sheet1.C33:Sheet1.C33 Sheet1.C34:Sheet1.C60 Sheet1.D33:Sheet1.D33 Sheet1.D34:Sheet1.D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H1000</text:p>
          </table:table-cell>
          <table:table-cell/>
          <table:table-cell office:value-type="string" calcext:value-type="string" table:number-columns-spanned="3" table:number-rows-spanned="1">
            <text:p>Sum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42522438" calcext:value-type="float">
            <text:p>0.042522438</text:p>
          </table:table-cell>
          <table:table-cell office:value-type="float" office:value="0.037931036" calcext:value-type="float">
            <text:p>0.037931036</text:p>
          </table:table-cell>
          <table:table-cell office:value-type="float" office:value="0.021451265" calcext:value-type="float">
            <text:p>0.021451265</text:p>
          </table:table-cell>
          <table:table-cell/>
          <table:table-cell table:formula="of:=SUM([.B2:.B29])" office:value-type="float" office:value="0.9999999574" calcext:value-type="float">
            <text:p>0.9999999574</text:p>
          </table:table-cell>
          <table:table-cell table:formula="of:=SUM([.C2:.C29])" office:value-type="float" office:value="1.0000000146" calcext:value-type="float">
            <text:p>1.0000000146</text:p>
          </table:table-cell>
          <table:table-cell table:formula="of:=SUM([.D2:.D29])" office:value-type="float" office:value="0.999999992" calcext:value-type="float">
            <text:p>0.99999999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26491778" calcext:value-type="float">
            <text:p>0.026491778</text:p>
          </table:table-cell>
          <table:table-cell office:value-type="float" office:value="0.0028735632" calcext:value-type="float">
            <text:p>0.0028735632</text:p>
          </table:table-cell>
          <table:table-cell office:value-type="float" office:value="0.023925329" calcext:value-type="float">
            <text:p>0.023925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35198644" calcext:value-type="float">
            <text:p>0.035198644</text:p>
          </table:table-cell>
          <table:table-cell office:value-type="float" office:value="0.021264369" calcext:value-type="float">
            <text:p>0.021264369</text:p>
          </table:table-cell>
          <table:table-cell office:value-type="float" office:value="0.032415867" calcext:value-type="float">
            <text:p>0.032415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31572275" calcext:value-type="float">
            <text:p>0.031572275</text:p>
          </table:table-cell>
          <table:table-cell office:value-type="float" office:value="0.041954022" calcext:value-type="float">
            <text:p>0.041954022</text:p>
          </table:table-cell>
          <table:table-cell office:value-type="float" office:value="0.05541342" calcext:value-type="float">
            <text:p>0.05541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6698593" calcext:value-type="float">
            <text:p>0.06698593</text:p>
          </table:table-cell>
          <table:table-cell office:value-type="float" office:value="0.10804598" calcext:value-type="float">
            <text:p>0.10804598</text:p>
          </table:table-cell>
          <table:table-cell office:value-type="float" office:value="0.10905564" calcext:value-type="float">
            <text:p>0.10905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50237413" calcext:value-type="float">
            <text:p>0.050237413</text:p>
          </table:table-cell>
          <table:table-cell office:value-type="float" office:value="0.026436782" calcext:value-type="float">
            <text:p>0.026436782</text:p>
          </table:table-cell>
          <table:table-cell office:value-type="float" office:value="0.026202593" calcext:value-type="float">
            <text:p>0.026202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7418553" calcext:value-type="float">
            <text:p>0.07418553</text:p>
          </table:table-cell>
          <table:table-cell office:value-type="float" office:value="0.05172414" calcext:value-type="float">
            <text:p>0.05172414</text:p>
          </table:table-cell>
          <table:table-cell office:value-type="float" office:value="0.06140178" calcext:value-type="float">
            <text:p>0.06140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42058744" calcext:value-type="float">
            <text:p>0.042058744</text:p>
          </table:table-cell>
          <table:table-cell office:value-type="float" office:value="0.008045977" calcext:value-type="float">
            <text:p>0.008045977</text:p>
          </table:table-cell>
          <table:table-cell office:value-type="float" office:value="0.012735809" calcext:value-type="float">
            <text:p>0.012735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058701657" calcext:value-type="float">
            <text:p>0.058701657</text:p>
          </table:table-cell>
          <table:table-cell office:value-type="float" office:value="0.08793104" calcext:value-type="float">
            <text:p>0.08793104</text:p>
          </table:table-cell>
          <table:table-cell office:value-type="float" office:value="0.086845286" calcext:value-type="float">
            <text:p>0.086845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2601702" calcext:value-type="float">
            <text:p>0.02601702</text:p>
          </table:table-cell>
          <table:table-cell office:value-type="float" office:value="0.010344828" calcext:value-type="float">
            <text:p>0.010344828</text:p>
          </table:table-cell>
          <table:table-cell office:value-type="float" office:value="0.0073378505" calcext:value-type="float">
            <text:p>0.0073378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046303358" calcext:value-type="float">
            <text:p>0.046303358</text:p>
          </table:table-cell>
          <table:table-cell office:value-type="float" office:value="0.048275862" calcext:value-type="float">
            <text:p>0.048275862</text:p>
          </table:table-cell>
          <table:table-cell office:value-type="float" office:value="0.043324243" calcext:value-type="float">
            <text:p>0.043324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34946848" calcext:value-type="float">
            <text:p>0.034946848</text:p>
          </table:table-cell>
          <table:table-cell office:value-type="float" office:value="0.0057471264" calcext:value-type="float">
            <text:p>0.0057471264</text:p>
          </table:table-cell>
          <table:table-cell office:value-type="float" office:value="0.009418313" calcext:value-type="float">
            <text:p>0.009418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030583786" calcext:value-type="float">
            <text:p>0.030583786</text:p>
          </table:table-cell>
          <table:table-cell office:value-type="float" office:value="0.00862069" calcext:value-type="float">
            <text:p>0.00862069</text:p>
          </table:table-cell>
          <table:table-cell office:value-type="float" office:value="0.015013074" calcext:value-type="float">
            <text:p>0.0150130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02127525" calcext:value-type="float">
            <text:p>0.02127525</text:p>
          </table:table-cell>
          <table:table-cell office:value-type="float" office:value="0.0034482758" calcext:value-type="float">
            <text:p>0.0034482758</text:p>
          </table:table-cell>
          <table:table-cell office:value-type="float" office:value="0.0048356713" calcext:value-type="float">
            <text:p>0.0048356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021360397" calcext:value-type="float">
            <text:p>0.021360397</text:p>
          </table:table-cell>
          <table:table-cell office:value-type="float" office:value="0.03735632" calcext:value-type="float">
            <text:p>0.03735632</text:p>
          </table:table-cell>
          <table:table-cell office:value-type="float" office:value="0.035058618" calcext:value-type="float">
            <text:p>0.035058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12567879" calcext:value-type="float">
            <text:p>0.012567879</text:p>
          </table:table-cell>
          <table:table-cell office:value-type="float" office:value="0.0022988506" calcext:value-type="float">
            <text:p>0.0022988506</text:p>
          </table:table-cell>
          <table:table-cell office:value-type="float" office:value="0.00444207" calcext:value-type="float">
            <text:p>0.00444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05697265" calcext:value-type="float">
            <text:p>0.05697265</text:p>
          </table:table-cell>
          <table:table-cell office:value-type="float" office:value="0.060919542" calcext:value-type="float">
            <text:p>0.060919542</text:p>
          </table:table-cell>
          <table:table-cell office:value-type="float" office:value="0.05116815" calcext:value-type="float">
            <text:p>0.05116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027192906" calcext:value-type="float">
            <text:p>0.027192906</text:p>
          </table:table-cell>
          <table:table-cell office:value-type="float" office:value="0.048850574" calcext:value-type="float">
            <text:p>0.048850574</text:p>
          </table:table-cell>
          <table:table-cell office:value-type="float" office:value="0.05946189" calcext:value-type="float">
            <text:p>0.05946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15885342" calcext:value-type="float">
            <text:p>0.015885342</text:p>
          </table:table-cell>
          <table:table-cell office:value-type="float" office:value="0.006321839" calcext:value-type="float">
            <text:p>0.006321839</text:p>
          </table:table-cell>
          <table:table-cell office:value-type="float" office:value="0.005735331" calcext:value-type="float">
            <text:p>0.005735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0032445795" calcext:value-type="float">
            <text:p>0.0032445795</text:p>
          </table:table-cell>
          <table:table-cell office:value-type="float" office:value="0.032183908" calcext:value-type="float">
            <text:p>0.032183908</text:p>
          </table:table-cell>
          <table:table-cell office:value-type="float" office:value="0.029520087" calcext:value-type="float">
            <text:p>0.02952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48340023" calcext:value-type="float">
            <text:p>0.048340023</text:p>
          </table:table-cell>
          <table:table-cell office:value-type="float" office:value="0.03678161" calcext:value-type="float">
            <text:p>0.03678161</text:p>
          </table:table-cell>
          <table:table-cell office:value-type="float" office:value="0.026062021" calcext:value-type="float">
            <text:p>0.02606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8671478" calcext:value-type="float">
            <text:p>0.08671478</text:p>
          </table:table-cell>
          <table:table-cell office:value-type="float" office:value="0.107471265" calcext:value-type="float">
            <text:p>0.107471265</text:p>
          </table:table-cell>
          <table:table-cell office:value-type="float" office:value="0.08054767" calcext:value-type="float">
            <text:p>0.08054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40723763" calcext:value-type="float">
            <text:p>0.040723763</text:p>
          </table:table-cell>
          <table:table-cell office:value-type="float" office:value="0.01954023" calcext:value-type="float">
            <text:p>0.01954023</text:p>
          </table:table-cell>
          <table:table-cell office:value-type="float" office:value="0.023222469" calcext:value-type="float">
            <text:p>0.023222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06907154" calcext:value-type="float">
            <text:p>0.006907154</text:p>
          </table:table-cell>
          <table:table-cell office:value-type="float" office:value="0.0034482758" calcext:value-type="float">
            <text:p>0.0034482758</text:p>
          </table:table-cell>
          <table:table-cell office:value-type="float" office:value="0.003429953" calcext:value-type="float">
            <text:p>0.003429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014852459" calcext:value-type="float">
            <text:p>0.0014852459</text:p>
          </table:table-cell>
          <table:table-cell office:value-type="float" office:value="0.0028735632" calcext:value-type="float">
            <text:p>0.0028735632</text:p>
          </table:table-cell>
          <table:table-cell office:value-type="float" office:value="0.0026427507" calcext:value-type="float">
            <text:p>0.0026427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04338617" calcext:value-type="float">
            <text:p>0.004338617</text:p>
          </table:table-cell>
          <table:table-cell office:value-type="float" office:value="0.0022988506" calcext:value-type="float">
            <text:p>0.0022988506</text:p>
          </table:table-cell>
          <table:table-cell office:value-type="float" office:value="0.0014900615" calcext:value-type="float">
            <text:p>0.0014900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bol</text:p>
          </table:table-cell>
          <table:table-cell office:value-type="float" office:value="0.053819627" calcext:value-type="float">
            <text:p>0.053819627</text:p>
          </table:table-cell>
          <table:table-cell office:value-type="float" office:value="0.11091954" calcext:value-type="float">
            <text:p>0.11091954</text:p>
          </table:table-cell>
          <table:table-cell office:value-type="float" office:value="0.1027299" calcext:value-type="float">
            <text:p>0.1027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0.033366323" calcext:value-type="float">
            <text:p>0.033366323</text:p>
          </table:table-cell>
          <table:table-cell office:value-type="float" office:value="0.066091955" calcext:value-type="float">
            <text:p>0.066091955</text:p>
          </table:table-cell>
          <table:table-cell office:value-type="float" office:value="0.06511288" calcext:value-type="float">
            <text:p>0.06511288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stop words removed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H1000</text:p>
          </table:table-cell>
          <table:table-cell/>
          <table:table-cell office:value-type="string" calcext:value-type="string" table:number-columns-spanned="3" table:number-rows-spanned="1">
            <text:p>Sum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4621535" calcext:value-type="float">
            <text:p>0.04621535</text:p>
          </table:table-cell>
          <table:table-cell office:value-type="float" office:value="0.098797254" calcext:value-type="float">
            <text:p>0.098797254</text:p>
          </table:table-cell>
          <table:table-cell office:value-type="float" office:value="0.10593413" calcext:value-type="float">
            <text:p>0.10593413</text:p>
          </table:table-cell>
          <table:table-cell/>
          <table:table-cell table:formula="of:=SUM([.B34:.B61])" office:value-type="float" office:value="1.0000000052" calcext:value-type="float">
            <text:p>1.0000000052</text:p>
          </table:table-cell>
          <table:table-cell table:formula="of:=SUM([.C34:.C61])" office:value-type="float" office:value="1.00000001624" calcext:value-type="float">
            <text:p>1.0000000162</text:p>
          </table:table-cell>
          <table:table-cell table:formula="of:=SUM([.D34:.D61])" office:value-type="float" office:value="1.0000000134" calcext:value-type="float">
            <text:p>1.000000013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2857763" calcext:value-type="float">
            <text:p>0.02857763</text:p>
          </table:table-cell>
          <table:table-cell office:value-type="float" office:value="0.008591065" calcext:value-type="float">
            <text:p>0.008591065</text:p>
          </table:table-cell>
          <table:table-cell office:value-type="float" office:value="0.013474276" calcext:value-type="float">
            <text:p>0.013474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35013445" calcext:value-type="float">
            <text:p>0.035013445</text:p>
          </table:table-cell>
          <table:table-cell office:value-type="float" office:value="0.006013746" calcext:value-type="float">
            <text:p>0.006013746</text:p>
          </table:table-cell>
          <table:table-cell office:value-type="float" office:value="0.020460939" calcext:value-type="float">
            <text:p>0.020460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3431436" calcext:value-type="float">
            <text:p>0.03431436</text:p>
          </table:table-cell>
          <table:table-cell office:value-type="float" office:value="0.04982818" calcext:value-type="float">
            <text:p>0.04982818</text:p>
          </table:table-cell>
          <table:table-cell office:value-type="float" office:value="0.058706105" calcext:value-type="float">
            <text:p>0.058706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6117374" calcext:value-type="float">
            <text:p>0.06117374</text:p>
          </table:table-cell>
          <table:table-cell office:value-type="float" office:value="0.03178694" calcext:value-type="float">
            <text:p>0.03178694</text:p>
          </table:table-cell>
          <table:table-cell office:value-type="float" office:value="0.033390798" calcext:value-type="float">
            <text:p>0.033390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53459466" calcext:value-type="float">
            <text:p>0.053459466</text:p>
          </table:table-cell>
          <table:table-cell office:value-type="float" office:value="0.05670103" calcext:value-type="float">
            <text:p>0.05670103</text:p>
          </table:table-cell>
          <table:table-cell office:value-type="float" office:value="0.07363216" calcext:value-type="float">
            <text:p>0.07363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81280194" calcext:value-type="float">
            <text:p>0.081280194</text:p>
          </table:table-cell>
          <table:table-cell office:value-type="float" office:value="0.0781787" calcext:value-type="float">
            <text:p>0.0781787</text:p>
          </table:table-cell>
          <table:table-cell office:value-type="float" office:value="0.079393886" calcext:value-type="float">
            <text:p>0.079393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45294728" calcext:value-type="float">
            <text:p>0.045294728</text:p>
          </table:table-cell>
          <table:table-cell office:value-type="float" office:value="0.06357388" calcext:value-type="float">
            <text:p>0.06357388</text:p>
          </table:table-cell>
          <table:table-cell office:value-type="float" office:value="0.07177207" calcext:value-type="float">
            <text:p>0.07177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.063332185" calcext:value-type="float">
            <text:p>0.063332185</text:p>
          </table:table-cell>
          <table:table-cell office:value-type="float" office:value="0.028350515" calcext:value-type="float">
            <text:p>0.028350515</text:p>
          </table:table-cell>
          <table:table-cell office:value-type="float" office:value="0.02853643" calcext:value-type="float">
            <text:p>0.02853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24742862" calcext:value-type="float">
            <text:p>0.024742862</text:p>
          </table:table-cell>
          <table:table-cell office:value-type="float" office:value="0.050687287" calcext:value-type="float">
            <text:p>0.050687287</text:p>
          </table:table-cell>
          <table:table-cell office:value-type="float" office:value="0.055212777" calcext:value-type="float">
            <text:p>0.055212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016073016" calcext:value-type="float">
            <text:p>0.016073016</text:p>
          </table:table-cell>
          <table:table-cell office:value-type="float" office:value="0.0034364262" calcext:value-type="float">
            <text:p>0.0034364262</text:p>
          </table:table-cell>
          <table:table-cell office:value-type="float" office:value="0.005988567" calcext:value-type="float">
            <text:p>0.005988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37935127" calcext:value-type="float">
            <text:p>0.037935127</text:p>
          </table:table-cell>
          <table:table-cell office:value-type="float" office:value="0.091065295" calcext:value-type="float">
            <text:p>0.091065295</text:p>
          </table:table-cell>
          <table:table-cell office:value-type="float" office:value="0.021821976" calcext:value-type="float">
            <text:p>0.021821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022772558" calcext:value-type="float">
            <text:p>0.022772558</text:p>
          </table:table-cell>
          <table:table-cell table:style-name="ce1" office:value-type="float" office:value="0.00085910654" calcext:value-type="float">
            <text:p>8.59E-04</text:p>
          </table:table-cell>
          <table:table-cell office:value-type="float" office:value="0.021005353" calcext:value-type="float">
            <text:p>0.021005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02326811" calcext:value-type="float">
            <text:p>0.02326811</text:p>
          </table:table-cell>
          <table:table-cell office:value-type="float" office:value="0.0017182131" calcext:value-type="float">
            <text:p>0.0017182131</text:p>
          </table:table-cell>
          <table:table-cell office:value-type="float" office:value="0.014381635" calcext:value-type="float">
            <text:p>0.014381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02338222" calcext:value-type="float">
            <text:p>0.02338222</text:p>
          </table:table-cell>
          <table:table-cell office:value-type="float" office:value="0.0042955326" calcext:value-type="float">
            <text:p>0.0042955326</text:p>
          </table:table-cell>
          <table:table-cell office:value-type="float" office:value="0.02440795" calcext:value-type="float">
            <text:p>0.02440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127364695" calcext:value-type="float">
            <text:p>0.0127364695</text:p>
          </table:table-cell>
          <table:table-cell office:value-type="float" office:value="0" calcext:value-type="float">
            <text:p>0</text:p>
          </table:table-cell>
          <table:table-cell office:value-type="float" office:value="0.0058978316" calcext:value-type="float">
            <text:p>0.0058978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04078363" calcext:value-type="float">
            <text:p>0.04078363</text:p>
          </table:table-cell>
          <table:table-cell office:value-type="float" office:value="0.09450172" calcext:value-type="float">
            <text:p>0.09450172</text:p>
          </table:table-cell>
          <table:table-cell office:value-type="float" office:value="0.0775338" calcext:value-type="float">
            <text:p>0.0775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02771386" calcext:value-type="float">
            <text:p>0.02771386</text:p>
          </table:table-cell>
          <table:table-cell office:value-type="float" office:value="0.016323024" calcext:value-type="float">
            <text:p>0.016323024</text:p>
          </table:table-cell>
          <table:table-cell office:value-type="float" office:value="0.012975229" calcext:value-type="float">
            <text:p>0.012975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1697206" calcext:value-type="float">
            <text:p>0.01697206</text:p>
          </table:table-cell>
          <table:table-cell office:value-type="float" office:value="0.008591065" calcext:value-type="float">
            <text:p>0.008591065</text:p>
          </table:table-cell>
          <table:table-cell office:value-type="float" office:value="0.013247437" calcext:value-type="float">
            <text:p>0.013247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0035222257" calcext:value-type="float">
            <text:p>0.0035222257</text:p>
          </table:table-cell>
          <table:table-cell office:value-type="float" office:value="0.0034364262" calcext:value-type="float">
            <text:p>0.0034364262</text:p>
          </table:table-cell>
          <table:table-cell office:value-type="float" office:value="0.0012249342" calcext:value-type="float">
            <text:p>0.0012249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5319606" calcext:value-type="float">
            <text:p>0.05319606</text:p>
          </table:table-cell>
          <table:table-cell office:value-type="float" office:value="0.018900344" calcext:value-type="float">
            <text:p>0.018900344</text:p>
          </table:table-cell>
          <table:table-cell office:value-type="float" office:value="0.025587514" calcext:value-type="float">
            <text:p>0.025587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9453922" calcext:value-type="float">
            <text:p>0.09453922</text:p>
          </table:table-cell>
          <table:table-cell office:value-type="float" office:value="0.07560138" calcext:value-type="float">
            <text:p>0.07560138</text:p>
          </table:table-cell>
          <table:table-cell office:value-type="float" office:value="0.057708014" calcext:value-type="float">
            <text:p>0.057708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44739865" calcext:value-type="float">
            <text:p>0.044739865</text:p>
          </table:table-cell>
          <table:table-cell office:value-type="float" office:value="0.096219935" calcext:value-type="float">
            <text:p>0.096219935</text:p>
          </table:table-cell>
          <table:table-cell office:value-type="float" office:value="0.06832411" calcext:value-type="float">
            <text:p>0.06832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064227977" calcext:value-type="float">
            <text:p>0.0064227977</text:p>
          </table:table-cell>
          <table:table-cell office:value-type="float" office:value="0.0042955326" calcext:value-type="float">
            <text:p>0.0042955326</text:p>
          </table:table-cell>
          <table:table-cell office:value-type="float" office:value="0.0042192177" calcext:value-type="float">
            <text:p>0.0042192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0014375468" calcext:value-type="float">
            <text:p>0.001437546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7712549" calcext:value-type="float">
            <text:p>7.71E-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0046740575" calcext:value-type="float">
            <text:p>0.0046740575</text:p>
          </table:table-cell>
          <table:table-cell office:value-type="float" office:value="0" calcext:value-type="float">
            <text:p>0</text:p>
          </table:table-cell>
          <table:table-cell office:value-type="float" office:value="0.004037746" calcext:value-type="float">
            <text:p>0.0040377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bol</text:p>
          </table:table-cell>
          <table:table-cell office:value-type="float" office:value="0.059527412" calcext:value-type="float">
            <text:p>0.059527412</text:p>
          </table:table-cell>
          <table:table-cell office:value-type="float" office:value="0.10309278" calcext:value-type="float">
            <text:p>0.10309278</text:p>
          </table:table-cell>
          <table:table-cell office:value-type="float" office:value="0.09250522" calcext:value-type="float">
            <text:p>0.09250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0.03689981" calcext:value-type="float">
            <text:p>0.03689981</text:p>
          </table:table-cell>
          <table:table-cell office:value-type="float" office:value="0.005154639" calcext:value-type="float">
            <text:p>0.005154639</text:p>
          </table:table-cell>
          <table:table-cell office:value-type="float" office:value="0.007848653" calcext:value-type="float">
            <text:p>0.00784865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8:30:45.027264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8:14:21.374625437</meta:creation-date>
    <dc:date>2017-03-26T21:53:21.246437771</dc:date>
    <meta:editing-duration>PT56M10S</meta:editing-duration>
    <meta:editing-cycles>3</meta:editing-cycles>
    <meta:generator>LibreOffice/5.1.4.2$Linux_X86_64 LibreOffice_project/10m0$Build-2</meta:generator>
    <meta:document-statistic meta:table-count="1" meta:cell-count="2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82cm" svg:height="8.976cm" xlink:href=".." xlink:type="simple" chart:class="chart:line" chart:style-name="ch1">
        <chart:legend chart:legend-position="end" svg:x="18.259cm" svg:y="3.691cm" style:legend-expansion="high" chart:style-name="ch2"/>
        <chart:plot-area chart:style-name="ch3" table:cell-range-address="Sheet1.A1:Sheet1.D29" chart:data-source-has-labels="both" svg:x="0.411cm" svg:y="0.179cm" svg:width="17.437cm" svg:height="8.618cm">
          <chartooo:coordinate-region svg:x="1.323cm" svg:y="0.179cm" svg:width="16.383cm" svg:height="7.084cm"/>
          <chart:axis chart:dimension="x" chart:name="primary-x" chart:style-name="ch4" chartooo:axis-type="auto">
            <chartooo:date-scale/>
            <chart:categories table:cell-range-address="Sheet1.A2:Sheet1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9" chart:label-cell-address="Sheet1.B1:Sheet1.B1" chart:class="chart:line">
            <chart:data-point chart:repeated="28"/>
          </chart:series>
          <chart:series chart:style-name="ch7" chart:values-cell-range-address="Sheet1.C2:Sheet1.C29" chart:label-cell-address="Sheet1.C1:Sheet1.C1" chart:class="chart:line">
            <chart:data-point chart:repeated="28"/>
          </chart:series>
          <chart:series chart:style-name="ch8" chart:values-cell-range-address="Sheet1.D2:Sheet1.D29" chart:label-cell-address="Sheet1.D1:Sheet1.D1" chart:class="chart:line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</text:p>
                <draw:g>
                  <svg:desc>Sheet1.B1:Sheet1.B1</svg:desc>
                </draw:g>
              </table:table-cell>
              <table:table-cell office:value-type="string">
                <text:p>H50</text:p>
                <draw:g>
                  <svg:desc>Sheet1.C1:Sheet1.C1</svg:desc>
                </draw:g>
              </table:table-cell>
              <table:table-cell office:value-type="string">
                <text:p>H100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</text:p>
                <draw:g>
                  <svg:desc>Sheet1.A2:Sheet1.A29</svg:desc>
                </draw:g>
              </table:table-cell>
              <table:table-cell office:value-type="float" office:value="0.042522438">
                <text:p>0.042522438</text:p>
                <draw:g>
                  <svg:desc>Sheet1.B2:Sheet1.B29</svg:desc>
                </draw:g>
              </table:table-cell>
              <table:table-cell office:value-type="float" office:value="0.037931036">
                <text:p>0.037931036</text:p>
                <draw:g>
                  <svg:desc>Sheet1.C2:Sheet1.C29</svg:desc>
                </draw:g>
              </table:table-cell>
              <table:table-cell office:value-type="float" office:value="0.021451265">
                <text:p>0.021451265</text:p>
                <draw:g>
                  <svg:desc>Sheet1.D2:Sheet1.D29</svg:desc>
                </draw:g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026491778">
                <text:p>0.026491778</text:p>
              </table:table-cell>
              <table:table-cell office:value-type="float" office:value="0.0028735632">
                <text:p>0.0028735632</text:p>
              </table:table-cell>
              <table:table-cell office:value-type="float" office:value="0.023925329">
                <text:p>0.023925329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35198644">
                <text:p>0.035198644</text:p>
              </table:table-cell>
              <table:table-cell office:value-type="float" office:value="0.021264369">
                <text:p>0.021264369</text:p>
              </table:table-cell>
              <table:table-cell office:value-type="float" office:value="0.032415867">
                <text:p>0.032415867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31572275">
                <text:p>0.031572275</text:p>
              </table:table-cell>
              <table:table-cell office:value-type="float" office:value="0.041954022">
                <text:p>0.041954022</text:p>
              </table:table-cell>
              <table:table-cell office:value-type="float" office:value="0.05541342">
                <text:p>0.05541342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6698593">
                <text:p>0.06698593</text:p>
              </table:table-cell>
              <table:table-cell office:value-type="float" office:value="0.10804598">
                <text:p>0.10804598</text:p>
              </table:table-cell>
              <table:table-cell office:value-type="float" office:value="0.10905564">
                <text:p>0.1090556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50237413">
                <text:p>0.050237413</text:p>
              </table:table-cell>
              <table:table-cell office:value-type="float" office:value="0.026436782">
                <text:p>0.026436782</text:p>
              </table:table-cell>
              <table:table-cell office:value-type="float" office:value="0.026202593">
                <text:p>0.02620259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7418553">
                <text:p>0.07418553</text:p>
              </table:table-cell>
              <table:table-cell office:value-type="float" office:value="0.05172414">
                <text:p>0.05172414</text:p>
              </table:table-cell>
              <table:table-cell office:value-type="float" office:value="0.06140178">
                <text:p>0.0614017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42058744">
                <text:p>0.042058744</text:p>
              </table:table-cell>
              <table:table-cell office:value-type="float" office:value="0.008045977">
                <text:p>0.008045977</text:p>
              </table:table-cell>
              <table:table-cell office:value-type="float" office:value="0.012735809">
                <text:p>0.012735809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58701657">
                <text:p>0.058701657</text:p>
              </table:table-cell>
              <table:table-cell office:value-type="float" office:value="0.08793104">
                <text:p>0.08793104</text:p>
              </table:table-cell>
              <table:table-cell office:value-type="float" office:value="0.086845286">
                <text:p>0.086845286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2601702">
                <text:p>0.02601702</text:p>
              </table:table-cell>
              <table:table-cell office:value-type="float" office:value="0.010344828">
                <text:p>0.010344828</text:p>
              </table:table-cell>
              <table:table-cell office:value-type="float" office:value="0.0073378505">
                <text:p>0.007337850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46303358">
                <text:p>0.046303358</text:p>
              </table:table-cell>
              <table:table-cell office:value-type="float" office:value="0.048275862">
                <text:p>0.048275862</text:p>
              </table:table-cell>
              <table:table-cell office:value-type="float" office:value="0.043324243">
                <text:p>0.04332424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34946848">
                <text:p>0.034946848</text:p>
              </table:table-cell>
              <table:table-cell office:value-type="float" office:value="0.0057471264">
                <text:p>0.0057471264</text:p>
              </table:table-cell>
              <table:table-cell office:value-type="float" office:value="0.009418313">
                <text:p>0.00941831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30583786">
                <text:p>0.030583786</text:p>
              </table:table-cell>
              <table:table-cell office:value-type="float" office:value="0.00862069">
                <text:p>0.00862069</text:p>
              </table:table-cell>
              <table:table-cell office:value-type="float" office:value="0.015013074">
                <text:p>0.015013074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2127525">
                <text:p>0.02127525</text:p>
              </table:table-cell>
              <table:table-cell office:value-type="float" office:value="0.0034482758">
                <text:p>0.0034482758</text:p>
              </table:table-cell>
              <table:table-cell office:value-type="float" office:value="0.0048356713">
                <text:p>0.004835671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21360397">
                <text:p>0.021360397</text:p>
              </table:table-cell>
              <table:table-cell office:value-type="float" office:value="0.03735632">
                <text:p>0.03735632</text:p>
              </table:table-cell>
              <table:table-cell office:value-type="float" office:value="0.035058618">
                <text:p>0.035058618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12567879">
                <text:p>0.012567879</text:p>
              </table:table-cell>
              <table:table-cell office:value-type="float" office:value="0.0022988506">
                <text:p>0.0022988506</text:p>
              </table:table-cell>
              <table:table-cell office:value-type="float" office:value="0.00444207">
                <text:p>0.0044420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5697265">
                <text:p>0.05697265</text:p>
              </table:table-cell>
              <table:table-cell office:value-type="float" office:value="0.060919542">
                <text:p>0.060919542</text:p>
              </table:table-cell>
              <table:table-cell office:value-type="float" office:value="0.05116815">
                <text:p>0.0511681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27192906">
                <text:p>0.027192906</text:p>
              </table:table-cell>
              <table:table-cell office:value-type="float" office:value="0.048850574">
                <text:p>0.048850574</text:p>
              </table:table-cell>
              <table:table-cell office:value-type="float" office:value="0.05946189">
                <text:p>0.0594618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15885342">
                <text:p>0.015885342</text:p>
              </table:table-cell>
              <table:table-cell office:value-type="float" office:value="0.006321839">
                <text:p>0.006321839</text:p>
              </table:table-cell>
              <table:table-cell office:value-type="float" office:value="0.005735331">
                <text:p>0.005735331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032445795">
                <text:p>0.0032445795</text:p>
              </table:table-cell>
              <table:table-cell office:value-type="float" office:value="0.032183908">
                <text:p>0.032183908</text:p>
              </table:table-cell>
              <table:table-cell office:value-type="float" office:value="0.029520087">
                <text:p>0.029520087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48340023">
                <text:p>0.048340023</text:p>
              </table:table-cell>
              <table:table-cell office:value-type="float" office:value="0.03678161">
                <text:p>0.03678161</text:p>
              </table:table-cell>
              <table:table-cell office:value-type="float" office:value="0.026062021">
                <text:p>0.02606202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8671478">
                <text:p>0.08671478</text:p>
              </table:table-cell>
              <table:table-cell office:value-type="float" office:value="0.107471265">
                <text:p>0.107471265</text:p>
              </table:table-cell>
              <table:table-cell office:value-type="float" office:value="0.08054767">
                <text:p>0.0805476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40723763">
                <text:p>0.040723763</text:p>
              </table:table-cell>
              <table:table-cell office:value-type="float" office:value="0.01954023">
                <text:p>0.01954023</text:p>
              </table:table-cell>
              <table:table-cell office:value-type="float" office:value="0.023222469">
                <text:p>0.023222469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6907154">
                <text:p>0.006907154</text:p>
              </table:table-cell>
              <table:table-cell office:value-type="float" office:value="0.0034482758">
                <text:p>0.0034482758</text:p>
              </table:table-cell>
              <table:table-cell office:value-type="float" office:value="0.003429953">
                <text:p>0.00342995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14852459">
                <text:p>0.0014852459</text:p>
              </table:table-cell>
              <table:table-cell office:value-type="float" office:value="0.0028735632">
                <text:p>0.0028735632</text:p>
              </table:table-cell>
              <table:table-cell office:value-type="float" office:value="0.0026427507">
                <text:p>0.0026427507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04338617">
                <text:p>0.004338617</text:p>
              </table:table-cell>
              <table:table-cell office:value-type="float" office:value="0.0022988506">
                <text:p>0.0022988506</text:p>
              </table:table-cell>
              <table:table-cell office:value-type="float" office:value="0.0014900615">
                <text:p>0.0014900615</text:p>
              </table:table-cell>
            </table:table-row>
            <table:table-row>
              <table:table-cell office:value-type="string">
                <text:p>symbol</text:p>
              </table:table-cell>
              <table:table-cell office:value-type="float" office:value="0.053819627">
                <text:p>0.053819627</text:p>
              </table:table-cell>
              <table:table-cell office:value-type="float" office:value="0.11091954">
                <text:p>0.11091954</text:p>
              </table:table-cell>
              <table:table-cell office:value-type="float" office:value="0.1027299">
                <text:p>0.1027299</text:p>
              </table:table-cell>
            </table:table-row>
            <table:table-row>
              <table:table-cell office:value-type="string">
                <text:p>number</text:p>
              </table:table-cell>
              <table:table-cell office:value-type="float" office:value="0.033366323">
                <text:p>0.033366323</text:p>
              </table:table-cell>
              <table:table-cell office:value-type="float" office:value="0.066091955">
                <text:p>0.066091955</text:p>
              </table:table-cell>
              <table:table-cell office:value-type="float" office:value="0.06511288">
                <text:p>0.06511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929cm" svg:height="8.976cm" xlink:href=".." xlink:type="simple" chart:class="chart:line" chart:style-name="ch1">
        <chart:legend chart:legend-position="end" svg:x="18.606cm" svg:y="3.691cm" style:legend-expansion="high" chart:style-name="ch2"/>
        <chart:plot-area chart:style-name="ch3" table:cell-range-address="Sheet1.A33:Sheet1.D60" chart:data-source-has-labels="both" svg:x="0.418cm" svg:y="0.179cm" svg:width="17.77cm" svg:height="8.618cm">
          <chartooo:coordinate-region svg:x="1.33cm" svg:y="0.179cm" svg:width="16.718cm" svg:height="7.103cm"/>
          <chart:axis chart:dimension="x" chart:name="primary-x" chart:style-name="ch4" chartooo:axis-type="auto">
            <chartooo:date-scale/>
            <chart:categories table:cell-range-address="Sheet1.A34:Sheet1.A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4:Sheet1.B60" chart:label-cell-address="Sheet1.B33:Sheet1.B33" chart:class="chart:line">
            <chart:data-point chart:repeated="27"/>
          </chart:series>
          <chart:series chart:style-name="ch7" chart:values-cell-range-address="Sheet1.C34:Sheet1.C60" chart:label-cell-address="Sheet1.C33:Sheet1.C33" chart:class="chart:line">
            <chart:data-point chart:repeated="27"/>
          </chart:series>
          <chart:series chart:style-name="ch8" chart:values-cell-range-address="Sheet1.D34:Sheet1.D60" chart:label-cell-address="Sheet1.D33:Sheet1.D33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</text:p>
                <draw:g>
                  <svg:desc>Sheet1.B33:Sheet1.B33</svg:desc>
                </draw:g>
              </table:table-cell>
              <table:table-cell office:value-type="string">
                <text:p>H50</text:p>
                <draw:g>
                  <svg:desc>Sheet1.C33:Sheet1.C33</svg:desc>
                </draw:g>
              </table:table-cell>
              <table:table-cell office:value-type="string">
                <text:p>H1000</text:p>
                <draw:g>
                  <svg:desc>Sheet1.D33:Sheet1.D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</text:p>
                <draw:g>
                  <svg:desc>Sheet1.A34:Sheet1.A60</svg:desc>
                </draw:g>
              </table:table-cell>
              <table:table-cell office:value-type="float" office:value="0.04621535">
                <text:p>0.04621535</text:p>
                <draw:g>
                  <svg:desc>Sheet1.B34:Sheet1.B60</svg:desc>
                </draw:g>
              </table:table-cell>
              <table:table-cell office:value-type="float" office:value="0.098797254">
                <text:p>0.098797254</text:p>
                <draw:g>
                  <svg:desc>Sheet1.C34:Sheet1.C60</svg:desc>
                </draw:g>
              </table:table-cell>
              <table:table-cell office:value-type="float" office:value="0.10593413">
                <text:p>0.10593413</text:p>
                <draw:g>
                  <svg:desc>Sheet1.D34:Sheet1.D60</svg:desc>
                </draw:g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02857763">
                <text:p>0.02857763</text:p>
              </table:table-cell>
              <table:table-cell office:value-type="float" office:value="0.008591065">
                <text:p>0.008591065</text:p>
              </table:table-cell>
              <table:table-cell office:value-type="float" office:value="0.013474276">
                <text:p>0.01347427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35013445">
                <text:p>0.035013445</text:p>
              </table:table-cell>
              <table:table-cell office:value-type="float" office:value="0.006013746">
                <text:p>0.006013746</text:p>
              </table:table-cell>
              <table:table-cell office:value-type="float" office:value="0.020460939">
                <text:p>0.02046093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3431436">
                <text:p>0.03431436</text:p>
              </table:table-cell>
              <table:table-cell office:value-type="float" office:value="0.04982818">
                <text:p>0.04982818</text:p>
              </table:table-cell>
              <table:table-cell office:value-type="float" office:value="0.058706105">
                <text:p>0.05870610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6117374">
                <text:p>0.06117374</text:p>
              </table:table-cell>
              <table:table-cell office:value-type="float" office:value="0.03178694">
                <text:p>0.03178694</text:p>
              </table:table-cell>
              <table:table-cell office:value-type="float" office:value="0.033390798">
                <text:p>0.033390798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53459466">
                <text:p>0.053459466</text:p>
              </table:table-cell>
              <table:table-cell office:value-type="float" office:value="0.05670103">
                <text:p>0.05670103</text:p>
              </table:table-cell>
              <table:table-cell office:value-type="float" office:value="0.07363216">
                <text:p>0.0736321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81280194">
                <text:p>0.081280194</text:p>
              </table:table-cell>
              <table:table-cell office:value-type="float" office:value="0.0781787">
                <text:p>0.0781787</text:p>
              </table:table-cell>
              <table:table-cell office:value-type="float" office:value="0.079393886">
                <text:p>0.07939388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45294728">
                <text:p>0.045294728</text:p>
              </table:table-cell>
              <table:table-cell office:value-type="float" office:value="0.06357388">
                <text:p>0.06357388</text:p>
              </table:table-cell>
              <table:table-cell office:value-type="float" office:value="0.07177207">
                <text:p>0.0717720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63332185">
                <text:p>0.063332185</text:p>
              </table:table-cell>
              <table:table-cell office:value-type="float" office:value="0.028350515">
                <text:p>0.028350515</text:p>
              </table:table-cell>
              <table:table-cell office:value-type="float" office:value="0.02853643">
                <text:p>0.0285364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24742862">
                <text:p>0.024742862</text:p>
              </table:table-cell>
              <table:table-cell office:value-type="float" office:value="0.050687287">
                <text:p>0.050687287</text:p>
              </table:table-cell>
              <table:table-cell office:value-type="float" office:value="0.055212777">
                <text:p>0.05521277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16073016">
                <text:p>0.016073016</text:p>
              </table:table-cell>
              <table:table-cell office:value-type="float" office:value="0.0034364262">
                <text:p>0.0034364262</text:p>
              </table:table-cell>
              <table:table-cell office:value-type="float" office:value="0.005988567">
                <text:p>0.005988567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37935127">
                <text:p>0.037935127</text:p>
              </table:table-cell>
              <table:table-cell office:value-type="float" office:value="0.091065295">
                <text:p>0.091065295</text:p>
              </table:table-cell>
              <table:table-cell office:value-type="float" office:value="0.021821976">
                <text:p>0.021821976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22772558">
                <text:p>0.022772558</text:p>
              </table:table-cell>
              <table:table-cell office:value-type="float" office:value="0.00085910654">
                <text:p>0.00085910654</text:p>
              </table:table-cell>
              <table:table-cell office:value-type="float" office:value="0.021005353">
                <text:p>0.02100535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2326811">
                <text:p>0.02326811</text:p>
              </table:table-cell>
              <table:table-cell office:value-type="float" office:value="0.0017182131">
                <text:p>0.0017182131</text:p>
              </table:table-cell>
              <table:table-cell office:value-type="float" office:value="0.014381635">
                <text:p>0.01438163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2338222">
                <text:p>0.02338222</text:p>
              </table:table-cell>
              <table:table-cell office:value-type="float" office:value="0.0042955326">
                <text:p>0.0042955326</text:p>
              </table:table-cell>
              <table:table-cell office:value-type="float" office:value="0.02440795">
                <text:p>0.0244079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127364695">
                <text:p>0.0127364695</text:p>
              </table:table-cell>
              <table:table-cell office:value-type="float" office:value="0">
                <text:p>0</text:p>
              </table:table-cell>
              <table:table-cell office:value-type="float" office:value="0.0058978316">
                <text:p>0.005897831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4078363">
                <text:p>0.04078363</text:p>
              </table:table-cell>
              <table:table-cell office:value-type="float" office:value="0.09450172">
                <text:p>0.09450172</text:p>
              </table:table-cell>
              <table:table-cell office:value-type="float" office:value="0.0775338">
                <text:p>0.0775338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2771386">
                <text:p>0.02771386</text:p>
              </table:table-cell>
              <table:table-cell office:value-type="float" office:value="0.016323024">
                <text:p>0.016323024</text:p>
              </table:table-cell>
              <table:table-cell office:value-type="float" office:value="0.012975229">
                <text:p>0.01297522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1697206">
                <text:p>0.01697206</text:p>
              </table:table-cell>
              <table:table-cell office:value-type="float" office:value="0.008591065">
                <text:p>0.008591065</text:p>
              </table:table-cell>
              <table:table-cell office:value-type="float" office:value="0.013247437">
                <text:p>0.013247437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035222257">
                <text:p>0.0035222257</text:p>
              </table:table-cell>
              <table:table-cell office:value-type="float" office:value="0.0034364262">
                <text:p>0.0034364262</text:p>
              </table:table-cell>
              <table:table-cell office:value-type="float" office:value="0.0012249342">
                <text:p>0.0012249342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5319606">
                <text:p>0.05319606</text:p>
              </table:table-cell>
              <table:table-cell office:value-type="float" office:value="0.018900344">
                <text:p>0.018900344</text:p>
              </table:table-cell>
              <table:table-cell office:value-type="float" office:value="0.025587514">
                <text:p>0.02558751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9453922">
                <text:p>0.09453922</text:p>
              </table:table-cell>
              <table:table-cell office:value-type="float" office:value="0.07560138">
                <text:p>0.07560138</text:p>
              </table:table-cell>
              <table:table-cell office:value-type="float" office:value="0.057708014">
                <text:p>0.057708014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44739865">
                <text:p>0.044739865</text:p>
              </table:table-cell>
              <table:table-cell office:value-type="float" office:value="0.096219935">
                <text:p>0.096219935</text:p>
              </table:table-cell>
              <table:table-cell office:value-type="float" office:value="0.06832411">
                <text:p>0.0683241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64227977">
                <text:p>0.0064227977</text:p>
              </table:table-cell>
              <table:table-cell office:value-type="float" office:value="0.0042955326">
                <text:p>0.0042955326</text:p>
              </table:table-cell>
              <table:table-cell office:value-type="float" office:value="0.0042192177">
                <text:p>0.0042192177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14375468">
                <text:p>0.0014375468</text:p>
              </table:table-cell>
              <table:table-cell office:value-type="float" office:value="0">
                <text:p>0</text:p>
              </table:table-cell>
              <table:table-cell office:value-type="float" office:value="0.0007712549">
                <text:p>0.000771254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046740575">
                <text:p>0.0046740575</text:p>
              </table:table-cell>
              <table:table-cell office:value-type="float" office:value="0">
                <text:p>0</text:p>
              </table:table-cell>
              <table:table-cell office:value-type="float" office:value="0.004037746">
                <text:p>0.004037746</text:p>
              </table:table-cell>
            </table:table-row>
            <table:table-row>
              <table:table-cell office:value-type="string">
                <text:p>symbol</text:p>
              </table:table-cell>
              <table:table-cell office:value-type="float" office:value="0.059527412">
                <text:p>0.059527412</text:p>
              </table:table-cell>
              <table:table-cell office:value-type="float" office:value="0.10309278">
                <text:p>0.10309278</text:p>
              </table:table-cell>
              <table:table-cell office:value-type="float" office:value="0.09250522">
                <text:p>0.092505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